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2.489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0457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0134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3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2" table:default-cell-style-name="ce3"/>
        <table:table-column table:style-name="co23" table:default-cell-style-name="ce3"/>
        <table:table-column table:style-name="co13" table:number-columns-repeated="2" table:default-cell-style-name="ce3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8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2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office:value-type="string">
                  <text:p><text:a xlink:href="python://line.quantity%20or%20''" xlink:type="simple">quantity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 and line.invoice_id.excise_duty_id.amount or 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90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 table:number-columns-repeated="24"/>
                <table:covered-table-cell table:style-name="ce17"/>
                <table:covered-table-cell table:style-name="ce12"/>
                <table:covered-table-cell table:style-name="ce17"/>
                <table:covered-table-cell table:number-columns-repeated="996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6"/>
                <table:table-cell table:number-columns-repeated="6"/>
                <table:table-cell table:style-name="ce6"/>
                <table:table-cell table:number-columns-repeated="11"/>
                <table:table-cell table:style-name="ce9"/>
                <table:table-cell/>
                <table:table-cell table:style-name="ce12" table:number-columns-repeated="2"/>
                <table:table-cell table:style-name="ce17" table:number-columns-repeated="6"/>
                <table:table-cell/>
                <table:table-cell table:style-name="ce12"/>
                <table:table-cell table:number-columns-repeated="991"/>
              </table:table-row>
              <table:table-row table:style-name="ro2">
                <table:table-cell table:style-name="ce4" table:number-columns-repeated="2"/>
                <table:table-cell table:style-name="ce7"/>
                <table:table-cell/>
                <table:table-cell table:style-name="ce4" table:number-columns-repeated="5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1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9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8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8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</table:table-row-group>
            <table:table-row table:style-name="ro2">
              <table:table-cell table:style-name="ce5" table:number-columns-repeated="21"/>
              <table:table-cell table:style-name="ce11"/>
              <table:table-cell table:style-name="ce5"/>
              <table:table-cell table:style-name="ce14" table:number-columns-repeated="4"/>
              <table:table-cell table:style-name="ce16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8" table:number-columns-repeated="990"/>
            </table:table-row>
          </table:table-row-group>
          <table:table-row table:style-name="ro2">
            <table:table-cell table:style-name="ce5" table:number-columns-repeated="21"/>
            <table:table-cell table:style-name="ce11"/>
            <table:table-cell table:style-name="ce5"/>
            <table:table-cell table:style-name="ce14" table:number-columns-repeated="4"/>
            <table:table-cell table:style-name="ce16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8" table:number-columns-repeated="990"/>
          </table:table-row>
          <table:table-row-group>
            <table:table-row-group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</table:table-row-group>
            <table:table-row table:style-name="ro2">
              <table:table-cell table:style-name="ce5" table:number-columns-repeated="21"/>
              <table:table-cell table:style-name="ce11"/>
              <table:table-cell table:style-name="ce5"/>
              <table:table-cell table:style-name="ce14"/>
              <table:table-cell table:style-name="ce16" table:number-columns-repeated="4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8" table:number-columns-repeated="990"/>
            </table:table-row>
          </table:table-row-group>
          <table:table-row table:style-name="ro2">
            <table:table-cell table:style-name="ce5" table:number-columns-repeated="21"/>
            <table:table-cell table:style-name="ce11"/>
            <table:table-cell table:style-name="ce5"/>
            <table:table-cell table:style-name="ce14"/>
            <table:table-cell table:style-name="ce16" table:number-columns-repeated="4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8" table:number-columns-repeated="990"/>
          </table:table-row>
        </table:table-row-group>
        <table:table-row table:style-name="ro2">
          <table:table-cell table:style-name="ce5" table:number-columns-repeated="21"/>
          <table:table-cell table:style-name="ce11"/>
          <table:table-cell table:style-name="ce5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16"/>
          <table:table-cell table:style-name="ce5"/>
          <table:table-cell table:style-name="ce14"/>
          <table:table-cell table:style-name="ce5"/>
          <table:table-cell table:style-name="ce18" table:number-columns-repeated="990"/>
        </table:table-row>
        <table:table-row table:style-name="ro3" table:number-rows-repeated="10482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tien </dc:creator>
    <dc:date>2015-04-14T15:01:10</dc:date>
    <meta:editing-cycles>94</meta:editing-cycles>
    <meta:generator>LibreOffice/3.5$Linux_X86_64 LibreOffice_project/350m1$Build-2</meta:generator>
    <meta:editing-duration>PT5H9M23S</meta:editing-duration>
    <meta:document-statistic meta:table-count="1" meta:cell-count="72" meta:object-count="0"/>
    <meta:template xlink:type="simple" xlink:actuate="onRequest" xlink:title="Normal.dotm" xlink:href=""/>
  </office:meta>
</office:document-meta>
</file>